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page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1.644cm"/>
    </style:style>
    <style:style style:name="Table1.21" style:family="table-row">
      <style:table-row-properties style:min-row-height="1.7cm"/>
    </style:style>
    <style:style style:name="P1" style:family="paragraph" style:parent-style-name="Table_20_Contents">
      <style:text-properties style:font-name="Carlito" officeooo:rsid="00176f9a" officeooo:paragraph-rsid="00176f9a"/>
    </style:style>
    <style:style style:name="P2" style:family="paragraph" style:parent-style-name="Table_20_Contents">
      <style:text-properties style:font-name="Carlito" officeooo:rsid="00177aeb" officeooo:paragraph-rsid="00177aeb"/>
    </style:style>
    <style:style style:name="P3" style:family="paragraph" style:parent-style-name="Table_20_Contents">
      <style:text-properties style:font-name="Carlito" officeooo:rsid="001a66e5" officeooo:paragraph-rsid="001a66e5"/>
    </style:style>
    <style:style style:name="P4" style:family="paragraph" style:parent-style-name="Table_20_Contents">
      <style:text-properties style:font-name="Carlito" officeooo:rsid="00176f9a" officeooo:paragraph-rsid="001a66e5"/>
    </style:style>
    <style:style style:name="P5" style:family="paragraph" style:parent-style-name="Table_20_Contents">
      <style:text-properties style:font-name="Carlito" officeooo:rsid="00176f9a" officeooo:paragraph-rsid="001b6c6d"/>
    </style:style>
    <style:style style:name="P6" style:family="paragraph" style:parent-style-name="Table_20_Contents">
      <style:text-properties style:font-name="Carlito" officeooo:rsid="001b6c6d" officeooo:paragraph-rsid="001b6c6d"/>
    </style:style>
    <style:style style:name="P7" style:family="paragraph" style:parent-style-name="Table_20_Contents">
      <style:text-properties style:font-name="Carlito" officeooo:rsid="00176f9a" officeooo:paragraph-rsid="001c473b"/>
    </style:style>
    <style:style style:name="P8" style:family="paragraph" style:parent-style-name="Table_20_Contents">
      <style:text-properties style:font-name="Carlito" officeooo:rsid="001c473b" officeooo:paragraph-rsid="001c473b"/>
    </style:style>
    <style:style style:name="P9" style:family="paragraph" style:parent-style-name="Table_20_Contents">
      <style:text-properties style:font-name="Carlito" officeooo:rsid="00176f9a" officeooo:paragraph-rsid="001ef39f"/>
    </style:style>
    <style:style style:name="P10" style:family="paragraph" style:parent-style-name="Table_20_Contents">
      <style:text-properties style:font-name="Carlito" officeooo:rsid="001ef39f" officeooo:paragraph-rsid="001ef39f"/>
    </style:style>
    <style:style style:name="P11" style:family="paragraph" style:parent-style-name="Table_20_Contents">
      <style:text-properties style:font-name="Carlito" officeooo:rsid="002208c1" officeooo:paragraph-rsid="002208c1"/>
    </style:style>
    <style:style style:name="P12" style:family="paragraph" style:parent-style-name="Table_20_Contents">
      <style:text-properties style:font-name="Carlito" officeooo:rsid="002344a2" officeooo:paragraph-rsid="002344a2"/>
    </style:style>
    <style:style style:name="P13" style:family="paragraph" style:parent-style-name="Table_20_Contents">
      <style:text-properties style:font-name="Carlito" officeooo:rsid="00260b50" officeooo:paragraph-rsid="00260b50"/>
    </style:style>
    <style:style style:name="P14" style:family="paragraph" style:parent-style-name="Table_20_Contents">
      <style:text-properties style:font-name="Carlito" officeooo:rsid="00176f9a" officeooo:paragraph-rsid="0027c1f8"/>
    </style:style>
    <style:style style:name="P15" style:family="paragraph" style:parent-style-name="Table_20_Contents">
      <style:text-properties style:font-name="Carlito" officeooo:rsid="0027ca70" officeooo:paragraph-rsid="0027ca70"/>
    </style:style>
    <style:style style:name="P16" style:family="paragraph" style:parent-style-name="Table_20_Contents">
      <style:text-properties style:font-name="Carlito" officeooo:rsid="00298883" officeooo:paragraph-rsid="00298883"/>
    </style:style>
    <style:style style:name="P17" style:family="paragraph" style:parent-style-name="Table_20_Contents">
      <style:text-properties style:font-name="Carlito" officeooo:rsid="00176f9a" officeooo:paragraph-rsid="002cfb7a"/>
    </style:style>
    <style:style style:name="P18" style:family="paragraph" style:parent-style-name="Table_20_Contents">
      <style:text-properties style:font-name="Carlito" officeooo:rsid="002cfb7a" officeooo:paragraph-rsid="002cfb7a"/>
    </style:style>
    <style:style style:name="P19" style:family="paragraph" style:parent-style-name="Table_20_Contents">
      <style:text-properties style:font-name="Carlito" officeooo:rsid="00176f9a" officeooo:paragraph-rsid="002e6ca2"/>
    </style:style>
    <style:style style:name="P20" style:family="paragraph" style:parent-style-name="Table_20_Contents">
      <style:text-properties style:font-name="Carlito" officeooo:rsid="002cfb7a" officeooo:paragraph-rsid="002e6ca2"/>
    </style:style>
    <style:style style:name="P21" style:family="paragraph" style:parent-style-name="Table_20_Contents">
      <style:text-properties style:font-name="Carlito" officeooo:rsid="002e6ca2" officeooo:paragraph-rsid="002e6ca2"/>
    </style:style>
    <style:style style:name="P22" style:family="paragraph" style:parent-style-name="Table_20_Contents">
      <style:text-properties style:font-name="Carlito" officeooo:rsid="002fe9fc" officeooo:paragraph-rsid="002fe9fc"/>
    </style:style>
    <style:style style:name="P23" style:family="paragraph" style:parent-style-name="Table_20_Contents">
      <style:text-properties style:font-name="Carlito" officeooo:rsid="00176f9a" officeooo:paragraph-rsid="002fe9fc"/>
    </style:style>
    <style:style style:name="P24" style:family="paragraph" style:parent-style-name="Table_20_Contents">
      <style:text-properties style:font-name="Carlito" officeooo:rsid="002cfb7a" officeooo:paragraph-rsid="002fe9fc"/>
    </style:style>
    <style:style style:name="P25" style:family="paragraph" style:parent-style-name="Table_20_Contents">
      <style:text-properties style:font-name="Carlito" officeooo:rsid="0030661e" officeooo:paragraph-rsid="0030661e"/>
    </style:style>
    <style:style style:name="P26" style:family="paragraph" style:parent-style-name="Table_20_Contents">
      <style:text-properties style:font-name="Carlito" officeooo:rsid="00176f9a" officeooo:paragraph-rsid="0030661e"/>
    </style:style>
    <style:style style:name="P27" style:family="paragraph" style:parent-style-name="Table_20_Contents">
      <style:text-properties style:font-name="Carlito" officeooo:rsid="002cfb7a" officeooo:paragraph-rsid="0030798f"/>
    </style:style>
    <style:style style:name="P28" style:family="paragraph" style:parent-style-name="Table_20_Contents">
      <style:text-properties style:font-name="Carlito" officeooo:rsid="0030798f" officeooo:paragraph-rsid="0030798f"/>
    </style:style>
    <style:style style:name="P29" style:family="paragraph" style:parent-style-name="Table_20_Contents">
      <style:text-properties style:font-name="Carlito" officeooo:rsid="00176f9a" officeooo:paragraph-rsid="0031ced2"/>
    </style:style>
    <style:style style:name="P30" style:family="paragraph" style:parent-style-name="Table_20_Contents">
      <style:text-properties style:font-name="Carlito" officeooo:rsid="0031ced2" officeooo:paragraph-rsid="0031ced2"/>
    </style:style>
    <style:style style:name="P31" style:family="paragraph" style:parent-style-name="Table_20_Contents">
      <style:text-properties style:font-name="Carlito" officeooo:rsid="00176f9a" officeooo:paragraph-rsid="0032f805"/>
    </style:style>
    <style:style style:name="P32" style:family="paragraph" style:parent-style-name="Table_20_Contents">
      <style:text-properties style:font-name="Carlito" officeooo:rsid="0032f805" officeooo:paragraph-rsid="0032f805"/>
    </style:style>
    <style:style style:name="P33" style:family="paragraph" style:parent-style-name="Table_20_Contents">
      <style:text-properties style:font-name="Carlito" officeooo:rsid="0035bf1d" officeooo:paragraph-rsid="0035bf1d"/>
    </style:style>
    <style:style style:name="P34" style:family="paragraph" style:parent-style-name="Table_20_Contents">
      <style:text-properties style:font-name="Carlito" officeooo:rsid="00176f9a" officeooo:paragraph-rsid="003499da"/>
    </style:style>
    <style:style style:name="P35" style:family="paragraph" style:parent-style-name="Table_20_Contents">
      <style:text-properties style:font-name="Carlito" officeooo:rsid="0032f805" officeooo:paragraph-rsid="0035bf1d"/>
    </style:style>
    <style:style style:name="P36" style:family="paragraph" style:parent-style-name="Table_20_Contents">
      <style:text-properties style:font-name="Carlito" officeooo:rsid="00176f9a" officeooo:paragraph-rsid="00371909"/>
    </style:style>
    <style:style style:name="P37" style:family="paragraph" style:parent-style-name="Table_20_Contents">
      <style:text-properties style:font-name="Carlito" officeooo:rsid="00371909" officeooo:paragraph-rsid="00371909"/>
    </style:style>
    <style:style style:name="P38" style:family="paragraph" style:parent-style-name="Standard">
      <style:text-properties style:font-name="Carlito"/>
    </style:style>
    <style:style style:name="T1" style:family="text">
      <style:text-properties officeooo:rsid="00187383"/>
    </style:style>
    <style:style style:name="T2" style:family="text">
      <style:text-properties officeooo:rsid="001d8ca9"/>
    </style:style>
    <style:style style:name="T3" style:family="text">
      <style:text-properties officeooo:rsid="002050d6"/>
    </style:style>
    <style:style style:name="T4" style:family="text">
      <style:text-properties officeooo:rsid="0027c1f8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Link: https://github.com/abdallahbaffa/Occupational-Specialism</text:p>
          </table:table-cell>
          <table:table-cell table:style-name="Table1.A1" office:value-type="string">
            <text:p text:style-name="P1">Date/Time: <text:time style:data-style-name="N61" text:time-value="2025-11-10T09:30:12.589285802" text:fixed="true">09:30:12</text:time><text:s text:c="2"/><text:date style:data-style-name="N37" text:date-value="2025-11-10T09:30:20.132527803" text:fixed="true">10/11/25</text:date></text:p>
          </table:table-cell>
          <table:table-cell table:style-name="Table1.C1" office:value-type="string">
            <text:p text:style-name="P2">Why <text:span text:style-name="T1">and what I did</text:span>: To see <text:span text:style-name="T1">my GitHub repository and (basically) everything in it (usually relevant to this task).</text:span></text:p>
          </table:table-cell>
        </table:table-row>
        <table:table-row>
          <table:table-cell table:style-name="Table1.A2" office:value-type="string">
            <text:p text:style-name="P3"><text:a xlink:type="simple" xlink:href="https://greenly.earth/en-gb/products/carbon-footprint?utm_term=carbon%20footprint%20calculators&amp;utm_campaign=1:+SN+%7C+2:+Acquisition+%7C+3:+Search+GHG+UK+bing+%7C+4:+UK&amp;utm_source=bing&amp;utm_medium=ppc&amp;hsa_acc=180329332&amp;hsa_cam=532270148&amp;hsa_grp=1364496503585839&amp;hsa_ad=&amp;hsa_src=o&amp;hsa_tgt=kwd-85282217874906:loc-188&amp;hsa_kw=carbon%20footprint%20calculators&amp;hsa_mt=e&amp;hsa_net=bing&amp;hsa_ver=3&amp;msclkid=ff2411c1118511e6484c78d0adf403bc" text:style-name="Internet_20_link" text:visited-style-name="Visited_20_Internet_20_Link">https://greenly.earth/en-gb/products/carbon-footprint?utm_term=carbon%20footprint%20calculators&amp;utm_campaign=1:+SN+%7C+2:+Acquisition+%7C+3:+Search+GHG+UK+bing+%7C+4:+UK&amp;utm_source=bing&amp;utm_medium=ppc&amp;hsa_acc=180329332&amp;hsa_cam=532270148&amp;hsa_grp=1364496503585839&amp;hsa_ad=&amp;hsa_src=o&amp;hsa_tgt=kwd-85282217874906:loc-188&amp;hsa_kw=carbon%20footprint%20calculators&amp;hsa_mt=e&amp;hsa_net=bing&amp;hsa_ver=3&amp;msclkid=ff2411c1118511e6484c78d0adf403bc</text:a></text:p>
          </table:table-cell>
          <table:table-cell table:style-name="Table1.A2" office:value-type="string">
            <text:p text:style-name="P4">Date/Time: <text:time style:data-style-name="N61" text:time-value="2025-11-10T10:22:21.062780865" text:fixed="true">10:22:21</text:time><text:s text:c="2"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3">Why and what I did: Checking how to calculate carbon footprint for the digital system.</text:p>
          </table:table-cell>
        </table:table-row>
        <table:table-row>
          <table:table-cell table:style-name="Table1.A2" office:value-type="string">
            <text:p text:style-name="P3">https://www.bing.com/search?pglt=163&amp;q=general+age+for+people+who+will+think+about+green+techonology%3F&amp;cvid=d6889f1a9d6f4bd1b9f09b4a16f70012&amp;gs_lcrp=EgRlZGdlKgYIABBFGDkyBggAEEUYOTIHCAEQ6wcYQNIBCTI2Nzc0ajBqMagCALACAA&amp;FORM=ANNTA1&amp;PC=U531</text:p>
          </table:table-cell>
          <table:table-cell table:style-name="Table1.A2" office:value-type="string">
            <text:p text:style-name="P5">Date/Time: <text:time style:data-style-name="N61" text:time-value="2025-11-10T10:25:43.084884644" text:fixed="true">10:25:43</text:time><text:s text:c="2"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6">Why and what I did:<text:line-break/>Uh, age grouping.</text:p>
          </table:table-cell>
        </table:table-row>
        <table:table-row>
          <table:table-cell table:style-name="Table1.A2" office:value-type="string">
            <text:p text:style-name="P3"><text:a xlink:type="simple" xlink:href="https://journals.sagepub.com/doi/10.1177/09636625231171677" text:style-name="Internet_20_link" text:visited-style-name="Visited_20_Internet_20_Link">Older people’s attitudes towards emerging technologies: A systematic literature review - Mengxi Zhang, 2023</text:a> </text:p>
          </table:table-cell>
          <table:table-cell table:style-name="Table1.A2" office:value-type="string">
            <text:p text:style-name="P7">Date/Time: <text:span text:style-name="T2">10:29</text:span> <text:s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8">Why and what I did:<text:line-break/>Checking for the older age group.</text:p>
          </table:table-cell>
        </table:table-row>
        <table:table-row>
          <table:table-cell table:style-name="Table1.A2" office:value-type="string">
            <text:p text:style-name="P3"><text:a xlink:type="simple" xlink:href="https://en.wikipedia.org/wiki/Assembly_language" text:style-name="Internet_20_link" text:visited-style-name="Visited_20_Internet_20_Link">Assembly language - Wikipedia</text:a> </text:p>
          </table:table-cell>
          <table:table-cell table:style-name="Table1.A2" office:value-type="string">
            <text:p text:style-name="P9">Date/Time: <text:time style:data-style-name="N61" text:time-value="2025-11-10T12:09:54.467393914" text:fixed="true">12:09:54</text:time><text:s text:c="2"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10">Why and what I did:<text:line-break/>Get the info for the NES, <text:span text:style-name="T3">one.</text:span></text:p>
          </table:table-cell>
        </table:table-row>
        <table:table-row>
          <table:table-cell table:style-name="Table1.A2" office:value-type="string">
            <text:p text:style-name="P3"><text:a xlink:type="simple" xlink:href="https://www.bing.com/search?pglt=163&amp;q=is+carbon+footprint+and+carbon+emmisisions+the+same+thing&amp;cvid=c03283a2b38e49969d77274a075ce5dc&amp;gs_lcrp=EgRlZGdlKgYIABBFGDkyBggAEEUYOTIHCAEQ6wcYQNIBCDgxMTJqMGoxqAIAsAIA&amp;FORM=ANNTA1&amp;PC=U531" text:style-name="Internet_20_link" text:visited-style-name="Visited_20_Internet_20_Link">is carbon footprint and carbon emmisisions the same thing - Search</text:a> </text:p>
          </table:table-cell>
          <table:table-cell table:style-name="Table1.A2" office:value-type="string">
            <text:p text:style-name="P9">Date/Time: <text:time style:data-style-name="N61" text:time-value="2025-11-10T12:24:33.918108036" text:fixed="true">12:24:33</text:time><text:s text:c="2"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11">Why and what I did: </text:p>
            <text:p text:style-name="P11">Check if they are the same thing, they are not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q=worst%20color%20for%20webpages%20accesibility&amp;qs=n&amp;form=QBRE&amp;sp=-1&amp;lq=0&amp;pq=worst%20color%20for%20webpages%20accesibilit&amp;sc=12-36&amp;sk=&amp;cvid=1470278EECE0486681A65E614FF3EFE4" text:style-name="Internet_20_link" text:visited-style-name="Visited_20_Internet_20_Link">worst color for webpages accesibility - Search</text:a> </text:p>
          </table:table-cell>
          <table:table-cell table:style-name="Table1.A2" office:value-type="string">
            <text:p text:style-name="P9">Date/Time: <text:time style:data-style-name="N61" text:time-value="2025-11-10T14:13:17.155241249" text:fixed="true">14:13:17</text:time><text:s text:c="2"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12">Why and what I did:<text:line-break/>IT WAS FOR Eleanor, for the accessibility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pglt=163&amp;q=is+rolsa+technologies+real&amp;cvid=5a1ad916f225424690c4cd4b6c64d45e&amp;gs_lcrp=EgRlZGdlKgYIABBFGDkyBggAEEUYOTIGCAEQABhAMgcIAhDrBxhA0gEINjQ5MWowajGoAgCwAgA&amp;FORM=ANNTA1&amp;PC=U531" text:style-name="Internet_20_link" text:visited-style-name="Visited_20_Internet_20_Link">is rolsa technologies real - <text:soft-page-break/>Search</text:a> <text:s/><text:span text:style-name="T4">and more Rolsa things like this</text:span></text:p>
          </table:table-cell>
          <table:table-cell table:style-name="Table1.A2" office:value-type="string">
            <text:p text:style-name="P9">Date/Time: --- <text:s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13">Why and what I did:<text:line-break/><text:soft-page-break/>I checked if Rolsa was real, and it said yes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q=rolsa%20techonolgies%20green%20company&amp;qs=n&amp;form=QBRE&amp;sp=-1&amp;ghc=1&amp;lq=0&amp;pq=rolsa%20techonolgies%20green%20company&amp;sc=12-32&amp;sk=&amp;cvid=58639E196E3C48DA81C321F27AFB1D58" text:style-name="Internet_20_link" text:visited-style-name="Visited_20_Internet_20_Link">rolsa techonolgies green company - Search</text:a> </text:p>
          </table:table-cell>
          <table:table-cell table:style-name="Table1.A2" office:value-type="string">
            <text:p text:style-name="P14">Date/Time: <text:time style:data-style-name="N61" text:time-value="2025-11-10T14:24:58.432733374" text:fixed="true">14:24:58</text:time><text:s text:c="2"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15">Why and what I did:<text:line-break/>I think they are actually not real, I should have known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q=green%20technology%20comapnises&amp;qs=n&amp;form=QBRE&amp;sp=-1&amp;ghc=2&amp;lq=0&amp;pq=green%20technology%20comapnises&amp;sc=2-27&amp;sk=&amp;cvid=3F12AA9C5CCF446DA3F33BB5126C72EE" text:style-name="Internet_20_link" text:visited-style-name="Visited_20_Internet_20_Link">green technology comapnises - Search</text:a> </text:p>
          </table:table-cell>
          <table:table-cell table:style-name="Table1.A2" office:value-type="string">
            <text:p text:style-name="P14">Date/Time: <text:time style:data-style-name="N61" text:time-value="2025-11-10T14:26:50.410952568" text:fixed="true">14:26:50</text:time><text:s text:c="2"/><text:date style:data-style-name="N37" text:date-value="2025-11-10T10:22:24.646631623" text:fixed="true">10/11/25</text:date></text:p>
          </table:table-cell>
          <table:table-cell table:style-name="Table1.C2" office:value-type="string">
            <text:p text:style-name="P15">Why and what I did:<text:line-break/>This is for my Alternative Systems so I can identify successful features in technology companies like what I am working with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qs=AS&amp;pq=what+is+patient+acces&amp;sk=CSYN1&amp;sc=16-21&amp;q=what+is+patient+access&amp;cvid=cf98dc4f9d8b45938f19ca51c7d87dc5&amp;gs_lcrp=EgRlZGdlKgYIABAAGEAyBggAEAAYQDIGCAEQABhAMgYIAhAAGEAyBggDEAAYQDIGCAQQABhAMgYIBRAAGEAyBggGEAAYQDIGCAcQABhAMgcICBDrBxhA0gEIMzIxNmowajmoAgiwAgE&amp;FORM=ANAB01&amp;PC=U531" text:style-name="Internet_20_link" text:visited-style-name="Visited_20_Internet_20_Link">what is patient access - Search</text:a> </text:p>
          </table:table-cell>
          <table:table-cell table:style-name="Table1.A2" office:value-type="string">
            <text:p text:style-name="P14">Date/Time: <text:time style:data-style-name="N61" text:time-value="2025-11-11T09:08:35.682701300" text:fixed="true">09:08:35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16">Why and what I did: Checking for the Alternative Systems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patientaccess.com/" text:style-name="Internet_20_link" text:visited-style-name="Visited_20_Internet_20_Link">Patient Access - GP appointments &amp; prescriptions online</text:a> </text:p>
          </table:table-cell>
          <table:table-cell table:style-name="Table1.A2" office:value-type="string">
            <text:p text:style-name="P14">Date/Time: <text:time style:data-style-name="N61" text:time-value="2025-11-11T09:08:51.138483993" text:fixed="true">09:08:51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16">Why and what I did: Checking for the Alternative Systems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pglt=163&amp;q=how+hardware+and+software+are+used+in+the+green+technology+digital+secotr%3F&amp;cvid=c11e817f62084715bba9b130de92e20f&amp;gs_lcrp=EgRlZGdlKgYIABBFGDkyBggAEEUYOTIHCAEQ6wcYQNIBCDcyMzhqMGoxqAIAsAIA&amp;FORM=ANNTA1&amp;PC=U531" text:style-name="Internet_20_link" text:visited-style-name="Visited_20_Internet_20_Link">how hardware and software are used in the green technology digital secotr? - Search</text:a> </text:p>
          </table:table-cell>
          <table:table-cell table:style-name="Table1.A2" office:value-type="string">
            <text:p text:style-name="P17">Date/Time: <text:time style:data-style-name="N61" text:time-value="2025-11-11T12:18:40.732364058" text:fixed="true">12:18:40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18">Why and what I did:</text:p>
            <text:p text:style-name="P18">This is for the research for Rolsa Technologies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copilot.microsoft.com/chats/c8xJMGPJi5eZAByHtesQA" text:style-name="Internet_20_link" text:visited-style-name="Visited_20_Internet_20_Link">Microsoft Copilot: Your AI companion</text:a> </text:p>
          </table:table-cell>
          <table:table-cell table:style-name="Table1.A2" office:value-type="string">
            <text:p text:style-name="P19">Date/Time: <text:time style:data-style-name="N61" text:time-value="2025-11-11T13:57:02.846198477" text:fixed="true">13:57:02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20">Why and what I did:</text:p>
            <text:p text:style-name="P21">I didn’t actually use it, as I recognised I probably SHOULD NOT (I think) so it was just stuck on the “prove you are a human” and I did not use it, because I did not click it.</text:p>
            <text:p text:style-name="P22">(Wait, does AI summary generation from my normal searches count as use of AI too?)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q=newly%20emerging%20technologies%20in%20the%20green%20technology%20digital%20secotr%3F&amp;qs=n&amp;form=QBRE&amp;sp=-1&amp;lq=0&amp;pq=newly%20emerging%20technologies%20in%20the%20green%20technology%20digital%20secotr%3F&amp;sc=8-67&amp;sk=&amp;cvid=CCF4A0D037FD4597BD9B00A4437ADD2E" text:style-name="Internet_20_link" text:visited-style-name="Visited_20_Internet_20_Link">newly emerging technologies in the green technology digital secotr? - Search</text:a> </text:p>
          </table:table-cell>
          <table:table-cell table:style-name="Table1.A2" office:value-type="string">
            <text:p text:style-name="P23">Date/Time: <text:time style:data-style-name="N61" text:time-value="2025-11-11T14:00:55.643317638" text:fixed="true">14:00:55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24">Why and what I did:</text:p>
            <text:p text:style-name="P25">More of research for Rolsa Technologies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pglt=163&amp;q=what+is+blockcahin&amp;cvid=1ebf79820e7e4a1f83e885005b5e6bfa&amp;gs_lcrp=EgRlZGdlKgYIABBFGDkyBggAEEUYOTIGCAEQABhAMgYIAhAAGEAyBggDEAAYQDIGCAQQABhAMgYIBRAAGEAyBggGEAAYQDIGCAcQABhAMgcICBDrBxhA0gEINTE0M2owajGoAgCwAgA&amp;FORM=ANNTA1&amp;PC=U531" text:style-name="Internet_20_link" text:visited-style-name="Visited_20_Internet_20_Link">what is blockcahin - Search</text:a> </text:p>
          </table:table-cell>
          <table:table-cell table:style-name="Table1.A2" office:value-type="string">
            <text:p text:style-name="P26">Date/Time: <text:time style:data-style-name="N61" text:time-value="2025-11-11T14:02:22.939816578" text:fixed="true">14:02:22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27">Why and what I did:</text:p>
            <text:p text:style-name="P28">Definition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q=industry-speicific%20guidelines%20and%20regulations%20that%20need%20to%20be%20followed%20in%20the%20technology%20green%20energy%20sector&amp;qs=n&amp;form=QBRE&amp;sp=-1&amp;ghc=1&amp;lq=0&amp;pq=industry-speicific%20guidelines%20and%20regulations%20that%20need%20to%20be%20followed%20in%20the%20technology%20green%20energy%20secto&amp;sc=5-107&amp;sk=&amp;cvid=063FE59F73F14797996B078732E6C10F" text:style-name="Internet_20_link" text:visited-style-name="Visited_20_Internet_20_Link">industry-speicific guidelines and regulations that need to be followed in the technology green energy sector - Search</text:a> </text:p>
          </table:table-cell>
          <table:table-cell table:style-name="Table1.A2" office:value-type="string">
            <text:p text:style-name="P29">Date/Time: <text:time style:data-style-name="N61" text:time-value="2025-11-11T14:11:33.738735071" text:fixed="true">14:11:33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27">Why and what I did:</text:p>
            <text:p text:style-name="P30">More of research for the Rolsa Technologies.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www.bing.com/search?pglt=163&amp;q=Promotion+of+the+Use+of+Energy+from+Renewables+Sources+Regulations+2011&amp;cvid=811f42da6db248f989e6a80ed545746e&amp;gs_lcrp=EgRlZGdlKgYIABBFGDkyBggAEEUYOTIHCAEQ6wcYQNIBBzgyOWowajGoAgCwAgA&amp;FORM=ANNTA1&amp;PC=U531" text:style-name="Internet_20_link" text:visited-style-name="Visited_20_Internet_20_Link">Promotion of the Use of Energy from Renewables Sources Regulations 2011 - Search</text:a> </text:p>
          </table:table-cell>
          <table:table-cell table:style-name="Table1.A2" office:value-type="string">
            <text:p text:style-name="P31">Date/Time: <text:time style:data-style-name="N61" text:time-value="2025-11-11T14:13:47.993937511" text:fixed="true">14:13:47</text:time><text:s text:c="2"/><text:date style:data-style-name="N37" text:date-value="2025-11-11T09:08:32.162705557" text:fixed="true">11/11/25</text:date></text:p>
          </table:table-cell>
          <table:table-cell table:style-name="Table1.C2" office:value-type="string">
            <text:p text:style-name="P32">Why and what I did:<text:line-break/>Still more research for the Rolsa Technologies.</text:p>
          </table:table-cell>
        </table:table-row>
        <text:soft-page-break/>
        <table:table-row table:style-name="Table1.7">
          <table:table-cell table:style-name="Table1.A2" office:value-type="string">
            <text:p text:style-name="P33"><text:a xlink:type="simple" xlink:href="https://login.microsoftonline.com/common/oauth2/v2.0/authorize?client_id=9199bf20-a13f-4107-85dc-02114787ef48&amp;scope=https%3A%2F%2Foutlook.office.com%2F.default%20openid%20profile%20offline_access&amp;redirect_uri=https%3A%2F%2Foutlook.office365.com%2Fmail%2F&amp;client-request-id=5b32de1c-fff5-cc5e-317f-22ed3756ca45&amp;response_mode=fragment&amp;client_info=1&amp;prompt=select_account&amp;nonce=019a9107-085d-7118-abac-6d7e002ef451&amp;state=eyJpZCI6IjAxOWE5MTA3LTA4NWQtNzEyMy04MzI1LTk5ZmI5NjRiZjY4YSIsIm1ldGEiOnsiaW50ZXJhY3Rpb25UeXBlIjoicmVkaXJlY3QifX0%3D%7CaHR0cHM6Ly9vdXRsb29rLm9mZmljZTM2NS5jb20vbWFpbC9sb2dpbi5odG1sP2JPPTE&amp;claims=%7B%22access_token%22%3A%7B%22xms_cc%22%3A%7B%22values%22%3A%5B%22CP1%22%5D%7D%7D%7D&amp;x-client-SKU=msal.js.browser&amp;x-client-VER=4.14.0&amp;response_type=code&amp;code_challenge=-mM8mjlVjoDvJho_9F5HUj6hFWXihXZehfRgrpBRJJw&amp;code_challenge_method=S256" text:style-name="Internet_20_link" text:visited-style-name="Visited_20_Internet_20_Link">Sign in to your account</text:a> Outlook</text:p>
          </table:table-cell>
          <table:table-cell table:style-name="Table1.A2" office:value-type="string">
            <text:p text:style-name="P34">Date/Time: <text:time style:data-style-name="N61" text:time-value="2025-11-17T08:59:37.719432231" text:fixed="true">08:59:37</text:time><text:s text:c="2"/><text:date style:data-style-name="N37" text:date-value="2025-11-17T08:56:18.538117208" text:fixed="true">17/11/25</text:date></text:p>
          </table:table-cell>
          <table:table-cell table:style-name="Table1.C2" office:value-type="string">
            <text:p text:style-name="P35">Why and what I did:</text:p>
            <text:p text:style-name="P33">I need to use Figma.</text:p>
            <text:p text:style-name="P33">(Sadly, it didn’t work).</text:p>
          </table:table-cell>
        </table:table-row>
        <table:table-row table:style-name="Table1.7">
          <table:table-cell table:style-name="Table1.A2" office:value-type="string">
            <text:p text:style-name="P33"><text:a xlink:type="simple" xlink:href="http://localhost/phpmyadmin/index.php?route=/" text:style-name="Internet_20_link" text:visited-style-name="Visited_20_Internet_20_Link">localhost / localhost | phpMyAdmin 5.2.2</text:a> </text:p>
          </table:table-cell>
          <table:table-cell table:style-name="Table1.A2" office:value-type="string">
            <text:p text:style-name="P36">Date/Time: <text:time style:data-style-name="N61" text:time-value="2025-11-17T10:07:29.902115296" text:fixed="true">10:07:29</text:time><text:s text:c="2"/><text:date style:data-style-name="N37" text:date-value="2025-11-17T08:56:18.538117208" text:fixed="true">17/11/25</text:date></text:p>
          </table:table-cell>
          <table:table-cell table:style-name="Table1.C2" office:value-type="string">
            <text:p text:style-name="P37">Why and what I did:</text:p>
            <text:p text:style-name="P37">I need to make my database.</text:p>
          </table:table-cell>
        </table:table-row>
        <table:table-row table:style-name="Table1.21">
          <table:table-cell table:style-name="Table1.A2" office:value-type="string">
            <text:p text:style-name="P33"/>
          </table:table-cell>
          <table:table-cell table:style-name="Table1.A2" office:value-type="string">
            <text:p text:style-name="P36"/>
          </table:table-cell>
          <table:table-cell table:style-name="Table1.C2" office:value-type="string">
            <text:p text:style-name="P3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0T09:28:05.580341300</meta:creation-date>
    <dc:date>2025-11-20T13:47:20.049184500</dc:date>
    <meta:editing-duration>PT5H32M13S</meta:editing-duration>
    <meta:editing-cycles>32</meta:editing-cycles>
    <meta:generator>LibreOffice/25.8.2.2$Windows_X86_64 LibreOffice_project/d401f2107ccab8f924a8e2df40f573aab7605b6f</meta:generator>
    <meta:document-statistic meta:table-count="1" meta:image-count="0" meta:object-count="0" meta:page-count="3" meta:paragraph-count="70" meta:word-count="521" meta:character-count="3820" meta:non-whitespace-character-count="3332"/>
  </office:meta>
</office:document-meta>
</file>